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ing the impact of different regression parameters on the train/test results for all grid level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Timeframe 1</text:p>
          </table:table-cell>
          <table:table-cell table:number-columns-repeated="8"/>
          <table:table-cell table:style-name="ce1" office:value-type="string" calcext:value-type="string">
            <text:p>Timeframe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 range: 01.01.2010 - 31.12.2015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ing range: 01.01.2000 - 31.12.2015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ing range: 01.01.2016 - 31.12.20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858711973948" calcext:value-type="float">
            <text:p>0.0085871197</text:p>
          </table:table-cell>
          <table:table-cell office:value-type="float" office:value="0.0222988022323" calcext:value-type="float">
            <text:p>0.0222988022</text:p>
          </table:table-cell>
          <table:table-cell/>
          <table:table-cell office:value-type="string" calcext:value-type="string">
            <text:p>Testing range: 01.01.2016 - 31.12.20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11713394454" calcext:value-type="float">
            <text:p>0.0061171339</text:p>
          </table:table-cell>
          <table:table-cell office:value-type="float" office:value="0.0126501103032" calcext:value-type="float">
            <text:p>0.0126501103</text:p>
          </table:table-cell>
        </table:table-row>
        <table:table-row table:style-name="ro1">
          <table:table-cell office:value-type="string" calcext:value-type="string">
            <text:p>No adaptiv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 adaptiv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retrainin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 retrainin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58793234144" calcext:value-type="float">
            <text:p>0.0058793234</text:p>
          </table:table-cell>
          <table:table-cell office:value-type="float" office:value="0.0113505299252" calcext:value-type="float">
            <text:p>0.011350529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10^-x as regression parameter with x: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0.00831583680301" calcext:value-type="float">
            <text:p>0.0083158368</text:p>
          </table:table-cell>
          <table:table-cell office:value-type="float" office:value="0.0395284972231" calcext:value-type="float">
            <text:p>0.0395284972</text:p>
          </table:table-cell>
          <table:table-cell/>
          <table:table-cell office:value-type="string" calcext:value-type="string">
            <text:p>Use 10^-x as regression parameter with x: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0.00591812651231" calcext:value-type="float">
            <text:p>0.0059181265</text:p>
          </table:table-cell>
          <table:table-cell office:value-type="float" office:value="0.0220634365066" calcext:value-type="float">
            <text:p>0.0220634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561683973494" calcext:value-type="float">
            <text:p>0.0056168397</text:p>
          </table:table-cell>
          <table:table-cell office:value-type="float" office:value="0.040403275546" calcext:value-type="float">
            <text:p>0.04040327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66598289527" calcext:value-type="float">
            <text:p>0.0056659829</text:p>
          </table:table-cell>
          <table:table-cell office:value-type="float" office:value="0.0323578316117" calcext:value-type="float">
            <text:p>0.0323578316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Timeframe 3</text:p>
          </table:table-cell>
          <table:table-cell table:number-columns-repeated="8"/>
          <table:table-cell table:style-name="ce1" office:value-type="string" calcext:value-type="string">
            <text:p>Timeframe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ing range: 01.01.2000 - 31.12.2015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ing range: 01.01.2015 - 31.12.2015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ing range: 01.01.2016 – 31.01.20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49371107093" calcext:value-type="float">
            <text:p>0.0064937111</text:p>
          </table:table-cell>
          <table:table-cell office:value-type="float" office:value="0.0129253848017" calcext:value-type="float">
            <text:p>0.0129253848</text:p>
          </table:table-cell>
          <table:table-cell/>
          <table:table-cell office:value-type="string" calcext:value-type="string">
            <text:p>Testing range: 01.01.2016 – 31.01.20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adaptiv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 adaptiv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retrainin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625897250341" calcext:value-type="float">
            <text:p>0.0062589725</text:p>
          </table:table-cell>
          <table:table-cell office:value-type="float" office:value="0.0137092622921" calcext:value-type="float">
            <text:p>0.0137092623</text:p>
          </table:table-cell>
          <table:table-cell/>
          <table:table-cell office:value-type="string" calcext:value-type="string">
            <text:p>No retrainin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91476444947" calcext:value-type="float">
            <text:p>0.0191476445</text:p>
          </table:table-cell>
          <table:table-cell office:value-type="float" office:value="0.268298373366" calcext:value-type="float">
            <text:p>0.26829837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618783609898" calcext:value-type="float">
            <text:p>0.0061878361</text:p>
          </table:table-cell>
          <table:table-cell office:value-type="float" office:value="0.0144156882519" calcext:value-type="float">
            <text:p>0.014415688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10^-x as regression parameter with x: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0.00628044403506" calcext:value-type="float">
            <text:p>0.006280444</text:p>
          </table:table-cell>
          <table:table-cell office:value-type="float" office:value="0.0134681269581" calcext:value-type="float">
            <text:p>0.013468127</text:p>
          </table:table-cell>
          <table:table-cell/>
          <table:table-cell office:value-type="string" calcext:value-type="string">
            <text:p>Use 10^-x as regression parameter with x: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608134248154" calcext:value-type="float">
            <text:p>0.0060813425</text:p>
          </table:table-cell>
          <table:table-cell office:value-type="float" office:value="0.0145014433571" calcext:value-type="float">
            <text:p>0.014501443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594611095681" calcext:value-type="float">
            <text:p>0.005946111</text:p>
          </table:table-cell>
          <table:table-cell office:value-type="float" office:value="0.016424088233" calcext:value-type="float">
            <text:p>0.016424088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162639168009" calcext:value-type="float">
            <text:p>0.0162639168</text:p>
          </table:table-cell>
          <table:table-cell office:value-type="float" office:value="0.376918579705" calcext:value-type="float">
            <text:p>0.37691857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587132211541" calcext:value-type="float">
            <text:p>0.0058713221</text:p>
          </table:table-cell>
          <table:table-cell office:value-type="float" office:value="0.0188539488265" calcext:value-type="float">
            <text:p>0.018853948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0600165207416" calcext:value-type="float">
            <text:p>0.0060016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559378757934" calcext:value-type="float">
            <text:p>0.0055937876</text:p>
          </table:table-cell>
          <table:table-cell office:value-type="float" office:value="0.0170116660763" calcext:value-type="float">
            <text:p>0.017011666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791513438073" calcext:value-type="float">
            <text:p>0.0079151344</text:p>
          </table:table-cell>
          <table:table-cell office:value-type="float" office:value="0.237897003185" calcext:value-type="float">
            <text:p>0.2378970032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556150578432" calcext:value-type="float">
            <text:p>0.0055615058</text:p>
          </table:table-cell>
          <table:table-cell office:value-type="float" office:value="0.0183586958825" calcext:value-type="float">
            <text:p>0.018358695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0:16:08.75442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5:03:09.517103665</meta:creation-date>
    <dc:date>2017-09-26T12:38:28.250703750</dc:date>
    <meta:editing-duration>PT15H54M42S</meta:editing-duration>
    <meta:editing-cycles>22</meta:editing-cycles>
    <meta:generator>LibreOffice/5.1.6.2$Linux_X86_64 LibreOffice_project/10m0$Build-2</meta:generator>
    <meta:document-statistic meta:table-count="1" meta:cell-count="193" meta:object-count="0"/>
  </office:meta>
</office:document-meta>
</file>